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454"/>
    </style:style>
    <style:style style:name="P2" style:family="paragraph" style:parent-style-name="Standard" style:list-style-name="L1">
      <style:text-properties officeooo:paragraph-rsid="00090454"/>
    </style:style>
    <style:style style:name="P3" style:family="paragraph" style:parent-style-name="Standard" style:list-style-name="L3">
      <style:text-properties officeooo:paragraph-rsid="00090454"/>
    </style:style>
    <style:style style:name="P4" style:family="paragraph" style:parent-style-name="Standard">
      <style:text-properties officeooo:paragraph-rsid="000a0225"/>
    </style:style>
    <style:style style:name="T1" style:family="text">
      <style:text-properties officeooo:rsid="00090454"/>
    </style:style>
    <style:style style:name="T2" style:family="text">
      <style:text-properties officeooo:rsid="000a022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pport d'activité du projet Sprouts-Game</text:span></text:p>
      <text:p text:style-name="P1"><text:span text:style-name="T1"/></text:p>
      <text:p text:style-name="P1"><text:span text:style-name="T1">Grâce a nos expériences personnelles (projet guerre des robot au S2 et projet personnel), nous avons appris à ne pas nous jeter tête baisser dans un projet. C'est pour cela que nous avons consacré la première semaine à l'étude et à la décomposition du jeu des pousses.</text:span></text:p>
      <text:p text:style-name="P1"><text:span text:style-name="T1">Avec ce projet, nous avons eu la possibilité d'apprendre un nouveau langage : Python et de mettre à profit les enseignements des derniers cours de S3 à savoir l'utilisation d'un framework, dans notre cas Kivy. Ce dernier est un framework permettant d'utiliser la souris, le multitouch et de mettre les programmes réalisés sur mobile (Android). Outre l'opportunité d'apprendre un lange en autodidacte, nous y avons vu la possibilité de nous démarquer par rapport aux autres binôme qui restent assez conventionnels en utilisant Java.</text:span></text:p>
      <text:p text:style-name="P1"><text:span text:style-name="T1"/></text:p>
      <text:p text:style-name="P1"><text:span text:style-name="T1">Afin d'avancer au mieux, nous avons décider de nous répartir les tâches, par exemple Nat s'est occupé du calcul des lignes alors que Lucie s'est occupé de leur croisement et ainsi de suite. Pour facilité cette méthode de travail nous avons utliser le site de dépôt gitHub (</text:span><text:a xlink:type="simple" xlink:href="https://github.com/Dexedrine/Sprouts-Game"><text:span text:style-name="T1">https://github.com/Dexedrine/Sprouts-Game</text:span></text:a><text:span text:style-name="T1">).</text:span></text:p>
      <text:p text:style-name="P1"><text:span text:style-name="T1"/></text:p>
      <text:p text:style-name="P1"><text:span text:style-name="T1">Avant de débuter chaque séance nous avons essayer de définir un cahier des charges pour les séances à venir et si l'on retrace nos activites on peut en ressortir ceci :</text:span></text:p>
      <text:list xml:id="list1821376552" text:style-name="L1">
        <text:list-item>
          <text:p text:style-name="P2"><text:span text:style-name="T1">création des classes Point (comporte les points), Ligne, Tracer( comporte les méthodes down, move, up, croisemtns de ligne, calcul du centre, positionnement au centre de la ligne), Sprouts( methodes pour l'affichage graphique, création aléatoire des points au début du jeu)</text:span></text:p>
        </text:list-item>
      </text:list>
      <text:p text:style-name="P1"><text:span text:style-name="T1"/></text:p>
      <text:p text:style-name="P1"><text:span text:style-name="T1">' ' ' </text:span></text:p>
      <text:p text:style-name="P1"><text:span text:style-name="T1">- Création d'un certain nombre de point à des positions aléatoires</text:span></text:p>
      <text:p text:style-name="P1"><text:span text:style-name="T1"><text:s/>- La ligne tracée par l'utilisateur est faite sous forme d'un ensemble de points</text:span></text:p>
      <text:p text:style-name="P1"><text:span text:style-name="T1"><text:s/>- Tracer la ligne si et seulement si l'utilisateur relie deux points DISTINCTS, si le noeud a encore la possibilité d'accepter des dégres </text:span></text:p>
      <text:p text:style-name="P1"><text:span text:style-name="T1"><text:s/>- creation des bounding Box autour des lignes afin de les utiliser pour une optimisation ( recherche des xmax/min et ymax/min ) </text:span></text:p>
      <text:p text:style-name="P1"><text:span text:style-name="T1"><text:s/>- gerer la creation du nouveau point en s'appuyant sur la distance moyenne</text:span></text:p>
      <text:p text:style-name="P1"><text:span text:style-name="T1"><text:s/>- Gerer le croisement de ligne</text:span></text:p>
      <text:p text:style-name="P1"><text:span text:style-name="T1"><text:s/>- creation du menu </text:span></text:p>
      <text:list xml:id="list1505630486" text:style-name="L3">
        <text:list-item>
          <text:p text:style-name="P3"><text:span text:style-name="T1">creation du choix nombre de points au debut via un slider' ' ' </text:span></text:p>
        </text:list-item>
      </text:list>
      <text:p text:style-name="P1"><text:span text:style-name="T1"/></text:p>
      <text:p text:style-name="P1"><text:span text:style-name="T1"/></text:p>
      <text:p text:style-name="P4"><text:span text:style-name="T2">Nous avons aussi défini le reste du travail à effectuer :</text:span></text:p>
      <text:p text:style-name="P4"><text:span text:style-name="T2"/></text:p>
      <text:p text:style-name="P4"><text:span text:style-name="T2">-determiner la fin de la partie(inclure un timer, methodes des polygones a definir)</text:span></text:p>
      <text:p text:style-name="P4"><text:span text:style-name="T2">-gerer les scores</text:span></text:p>
      <text:p text:style-name="P4"><text:span text:style-name="T2">-IA</text:span></text:p>
      <text:p text:style-name="P4"><text:span text:style-name="T2">-partie reseau à faire</text:span></text:p>
      <text:p text:style-name="P4"><text:span text:style-name="T2">-optimisation du jeu avec inclusion des bbox</text:span></text:p>
      <text:p text:style-name="P4"><text:span text:style-name="T2">-settings</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ie </meta:initial-creator>
    <meta:creation-date>2011-02-10T13:05:28</meta:creation-date>
    <dc:date>2011-02-10T13:20:37</dc:date>
    <dc:creator>Lucie </dc:creator>
    <meta:editing-duration>PT00H15M09S</meta:editing-duration>
    <meta:editing-cycles>2</meta:editing-cycles>
    <meta:generator>OpenOffice.org/3.2$Unix OpenOffice.org_project/320m19$Build-9505</meta:generator>
    <meta:document-statistic meta:table-count="0" meta:image-count="0" meta:object-count="0" meta:page-count="1" meta:paragraph-count="22" meta:word-count="406" meta:character-count="2450"/>
  </office:meta>
</office:document-meta>
</file>